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PAZA PIÑARREAL, REGALIZ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71097578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PAZA PIÑARREAL, REGALIZ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109757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FRANCO NINA, LUIS ANGEL</text:p>
          </table:table-cell>
          <table:covered-table-cell/>
          <table:covered-table-cell/>
          <table:table-cell table:style-name="Tabla1.E3" table:number-columns-spanned="2" office:value-type="string">
            <text:p text:style-name="P9">DNI:76745099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6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3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8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FR. NEGRO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8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49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6T21:33:3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